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2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="0.0138in solid #000000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row table:style-name="ro1">
          <table:table-cell table:style-name="Default" office:value-type="string">
            <text:p>I föregående iteration så jobbade jag med själva spelet.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Det går nu att pausa spelet mitt i och när man avslutar paus läget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så fortsätter spelet där man va. Spelaren kan också kontrollera 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sitt skepp och skjuta mot fienderna som renderas. När en fiend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blir träffad av ett skott så "dör" den. De har dock ingen HP än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så de dör direkt, detta fixas i nästa iteration.</text:p>
          </table:table-cell>
          <table:table-cell table:style-name="Default" table:number-columns-repeated="4"/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Default" office:value-type="string">
            <text:p>Tidsrapport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Uppgif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kattad tid</text:p>
          </table:table-cell>
          <table:table-cell table:style-name="ce1" office:value-type="string">
            <text:p>Verklig tid</text:p>
          </table:table-cell>
        </table:table-row>
        <table:table-row table:style-name="ro1">
          <table:table-cell office:value-type="string">
            <text:p>F8</text:p>
          </table:table-cell>
          <table:table-cell office:value-type="string">
            <text:p>Skapa paus state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4</text:p>
          </table:table-cell>
          <table:table-cell office:value-type="string">
            <text:p>Lägg till funktionalitet för spelarens kontroller.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Skapa spelarens farkost, samt hantering för den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Skapa vapen till farkost, samt hantering för den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Fixa hitbox för vapen och kolla ifall fiende är träffad.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Testa farkosten efter implementation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5, F6</text:p>
          </table:table-cell>
          <table:table-cell office:value-type="string">
            <text:p>Skapa hantering för sprites.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kapa iterationsplan 3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table:number-columns-repeated="2"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Skapa fler fiender, samt render mer än en.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>
            <text:p>Summa</text:p>
          </table:table-cell>
          <table:table-cell table:style-name="Default" table:formula="of:=SUM([.D12:.D21])" office:value-type="float" office:value="25.5">
            <text:p>25.5</text:p>
          </table:table-cell>
          <table:table-cell table:style-name="ce4" table:formula="of:=SUM([.E12:.E22])" office:value-type="float" office:value="30.5">
            <text:p>30.5</text:p>
          </table:table-cell>
        </table:table-row>
        <table:table-row table:style-name="ro1">
          <table:table-cell table:number-columns-repeated="2"/>
          <table:table-cell table:style-name="ce3" office:value-type="string">
            <text:p>föregående iteration</text:p>
          </table:table-cell>
          <table:table-cell table:style-name="ce3"/>
          <table:table-cell table:style-name="ce3" office:value-type="string">
            <text:p>23,5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Mål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Kar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</table:table-row>
        <table:table-row table:style-name="ro1">
          <table:table-cell office:value-type="string">
            <text:p>F8</text:p>
          </table:table-cell>
          <table:table-cell office:value-type="string">
            <text:p>Skapa funktion för inläsning av "banor"</text:p>
          </table:table-cell>
          <table:table-cell office:value-type="string">
            <text:p>Ej påbörjad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F6</text:p>
          </table:table-cell>
          <table:table-cell office:value-type="string">
            <text:p>Skapa fler fiender.</text:p>
          </table:table-cell>
          <table:table-cell office:value-type="string">
            <text:p>Ej påbörja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F6</text:p>
          </table:table-cell>
          <table:table-cell office:value-type="string">
            <text:p>Skapa den första bossen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F6 </text:p>
          </table:table-cell>
          <table:table-cell office:value-type="string">
            <text:p>Ge alla fiender HP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5</text:p>
          </table:table-cell>
          <table:table-cell office:value-type="string">
            <text:p>Ge de olika vapnen skada, se till att det hanteras korrekt</text:p>
          </table:table-cell>
          <table:table-cell office:value-type="string">
            <text:p>Ej påbörja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F8</text:p>
          </table:table-cell>
          <table:table-cell office:value-type="string">
            <text:p>Skapa hantering för nivåer och faser</text:p>
          </table:table-cell>
          <table:table-cell office:value-type="string">
            <text:p>Ej påbörjad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Skapa iterationsplan 4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Ej påbörjad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/>
          <table:table-cell office:value-type="string">
            <text:p>Om tiden finns, cleanup av koden.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30:.D41])" office:value-type="float" office:value="28.5">
            <text:p>28.5</text:p>
          </table:table-cell>
          <table:table-cell table:formula="of:=SUM([.E30:.E41]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30.5">
            <text:p>30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4/27/2014</text:date>, <text:time>21:5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5S</meta:editing-duration>
    <meta:editing-cycles>3</meta:editing-cycles>
    <meta:generator>OpenOffice/4.0.1$Win32 OpenOffice.org_project/401m5$Build-9714</meta:generator>
    <dc:date>2014-04-27T21:57:25.87</dc:date>
    <meta:document-statistic meta:table-count="3" meta:cell-count="115" meta:object-count="0"/>
    <meta:user-defined meta:name="Info 1"/>
    <meta:user-defined meta:name="Info 2"/>
    <meta:user-defined meta:name="Info 3"/>
    <meta:user-defined meta:name="Info 4"/>
  </office:meta>
</office:document-meta>
</file>